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4.5277in"/>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cell" style:name="ae970cd">
      <style:table-cell-properties fo:background-color="#ffffff" fo:border="0.035cm solid #000000" fo:padding-bottom="0.15cm" fo:padding-left="0.25cm" fo:padding-right="0.25cm" fo:padding-top="0.15cm" fo:wrap-option="wrap" style:vertical-align="middle"/>
      <style:paragraph-properties fo:margin-bottom="0.15cm" fo:margin-top="0.15cm" fo:text-align="left"/>
      <style:text-properties fo:font-size="10pt" fo:font-weight="Regular"/>
    </style:style>
    <style:style style:family="table-cell" style:name="ab8aabd">
      <style:table-cell-properties fo:wrap-option="wrap" style:decimal-places="2" style:vertical-align="middle"/>
      <style:paragraph-properties fo:text-align="center" style:tab-stop-distance="1.25cm"/>
      <style:text-properties fo:color="#000000" fo:font-size="14.0pt" fo:font-weight="bold" style:font-name="Arial" style:font-name-asian="Lucida Sans Unicode" style:font-name-complex="Tahoma"/>
    </style:style>
    <style:style style:family="table-row" style:name="a90b7db">
      <style:table-row-properties style:row-height="0.2756in"/>
    </style:style>
    <style:style style:family="table-row" style:name="a33453a">
      <style:table-row-properties style:row-height="0.1496in"/>
    </style:style>
    <style:style style:family="table-cell" style:name="a65092f">
      <style:table-cell-properties fo:background-color="#F5F5F5" fo:border="1.0pt solid #000000" fo:wrap-option="wrap" style:decimal-places="2" style:vertical-align="middle"/>
      <style:paragraph-properties fo:text-align="center" style:tab-stop-distance="1.25cm"/>
      <style:text-properties fo:color="#000000" fo:font-size="10.0pt" fo:font-weight="bold" style:font-name="Arial" style:font-name-asian="Lucida Sans Unicode" style:font-name-complex="Tahoma"/>
    </style:style>
    <style:style style:family="table-cell" style:name="a7c134d">
      <style:table-cell-properties fo:background-color="#F5F5F5" fo:border="1.0pt solid #000000" fo:wrap-option="wrap" style:decimal-places="2" style:vertical-align="middle"/>
      <style:paragraph-properties fo:text-align="center" style:tab-stop-distance="1.25cm"/>
      <style:text-properties fo:color="#000000" fo:font-size="10.0pt" fo:font-weight="bold" style:font-name="Arial" style:font-name-asian="Lucida Sans Unicode" style:font-name-complex="Tahoma"/>
    </style:style>
    <style:style style:family="table-row" style:name="a3da56d">
      <style:table-row-properties style:row-height="0.1969in"/>
    </style:style>
    <style:style style:family="table-row" style:name="a0b3d76">
      <style:table-row-properties style:row-height="0.1496in"/>
    </style:style>
    <style:style style:family="table-cell" style:name="a36b73c">
      <style:table-cell-properties fo:background-color="#F5F5F5" fo:border="1.0pt solid #000000" fo:wrap-option="wrap" style:decimal-places="2" style:vertical-align="middle"/>
      <style:paragraph-properties fo:text-align="center" style:tab-stop-distance="1.25cm"/>
      <style:text-properties fo:color="#000000" fo:font-size="10.0pt" fo:font-weight="bold" style:font-name="Arial" style:font-name-asian="Lucida Sans Unicode" style:font-name-complex="Tahoma"/>
    </style:style>
    <style:style style:family="table-cell" style:name="a9b2251">
      <style:table-cell-properties fo:background-color="#FBF5D9" fo:border="0.035cm solid #000000" fo:padding-bottom="0.15cm" fo:padding-left="0.25cm" fo:padding-right="0.25cm" fo:padding-top="0.15cm" fo:wrap-option="wrap" style:decimal-places="2" style:vertical-align="middle"/>
      <style:paragraph-properties fo:margin-bottom="0.15cm" fo:margin-top="0.15cm" fo:text-align="start" style:tab-stop-distance="1.25cm"/>
      <style:text-properties fo:color="#000000" fo:font-size="10.0pt" fo:font-style="italic" style:font-name="Arial" style:font-name-asian="Lucida Sans Unicode" style:font-name-complex="Tahoma"/>
    </style:style>
    <style:style style:family="table-cell" style:name="a15a820">
      <style:table-cell-properties fo:background-color="#ffffff" fo:border="0.035cm solid #000000" fo:padding-bottom="0.15cm" fo:padding-left="0.25cm" fo:padding-right="0.25cm" fo:padding-top="0.15cm" fo:wrap-option="wrap" style:decimal-places="2" style:vertical-align="middle"/>
      <style:paragraph-properties fo:margin-bottom="0.15cm" fo:margin-top="0.15cm" fo:text-align="left" style:tab-stop-distance="1.25cm"/>
      <style:text-properties fo:color="#000000" fo:font-size="11.0pt" fo:font-style="italic" style:font-name="Arial" style:font-name-asian="Lucida Sans Unicode" style:font-name-complex="Tahoma"/>
    </style:style>
    <style:style style:family="table-cell" style:name="a290b91">
      <style:table-cell-properties fo:background-color="#FBF5D9" fo:border="0.035cm solid #000000" fo:padding-bottom="0.15cm" fo:padding-left="0.25cm" fo:padding-right="0.25cm" fo:padding-top="0.15cm" fo:wrap-option="wrap" style:decimal-places="2" style:vertical-align="middle"/>
      <style:paragraph-properties fo:margin-bottom="0.15cm" fo:margin-top="0.15cm" fo:text-align="start" style:tab-stop-distance="1.25cm"/>
      <style:text-properties fo:color="#000000" fo:font-size="10.0pt" fo:font-style="italic" style:font-name="Arial" style:font-name-asian="Lucida Sans Unicode" style:font-name-complex="Tahoma"/>
    </style:style>
    <style:style style:family="table-column" style:name="a0a54fd">
      <style:table-column-properties fo:break-before="auto" style:column-width="0.1496in"/>
    </style:style>
    <style:style style:family="table-column" style:name="ae284b1">
      <style:table-column-properties fo:break-before="auto" style:column-width="1.9292in"/>
    </style:style>
    <style:style style:family="table-column" style:name="aa88515">
      <style:table-column-properties fo:break-before="auto" style:column-width="4.5277in"/>
    </style:style>
  </office:automatic-styles>
  <office:body>
    <office:spreadsheet>
      <table:table table:name="Organisational_unit_synthesis" table:print="false" table:style-name="ta1">
        <table:table-column table:default-cell-style-name="Default" table:style-name="a0a54fd"/>
        <table:table-column table:default-cell-style-name="Default" table:style-name="ae284b1"/>
        <table:table-column table:default-cell-style-name="Default" table:style-name="aa88515"/>
        <table:table-column table:default-cell-style-name="Default" table:style-name="co1"/>
        <table:table-row table:style-name="ro1">
          <table:table-cell/>
          <table:table-cell/>
          <table:table-cell/>
          <table:table-cell/>
        </table:table-row>
        <table:table-row table:style-name="a90b7db">
          <table:table-cell/>
          <table:table-cell office:string-value="ORGANISATIONAL UNIT SYNTHESIS" office:value-type="string" table:number-columns-spanned="3" table:number-rows-spanned="1" table:style-name="ab8aabd">
            <text:p>ORGANISATIONAL UNIT SYNTHESIS</text:p>
          </table:table-cell>
          <table:covered-table-cell/>
          <table:covered-table-cell/>
        </table:table-row>
        <table:table-row table:style-name="a33453a">
          <table:table-cell/>
          <table:table-cell table:number-columns-repeated="3" table:number-rows-spanned="1" table:style-name="ab8aabd"/>
        </table:table-row>
        <table:table-row table:style-name="a3da56d">
          <table:table-cell/>
          <table:table-cell table:number-rows-spanned="1" table:style-name="ab8aabd"/>
          <table:table-cell office:string-value="Name" office:value-type="string" table:number-rows-spanned="1" table:style-name="a65092f">
            <text:p>Name</text:p>
          </table:table-cell>
          <table:table-cell office:string-value="Value" office:value-type="string" table:number-rows-spanned="1" table:style-name="a7c134d">
            <text:p>Value</text:p>
          </table:table-cell>
        </table:table-row>
        <table:table-row table:style-name="a0b3d76">
          <table:table-cell/>
          <table:table-cell table:number-rows-spanned="1" table:style-name=""/>
          <table:table-cell table:number-rows-spanned="1" table:style-name=""/>
          <table:table-cell table:number-rows-spanned="1" table:style-name=""/>
        </table:table-row>
        <table:table-row>
          <table:table-cell/>
          <table:table-cell office:string-value="Details" office:value-type="string" table:number-columns-spanned="1" table:number-rows-spanned="13" table:style-name="a36b73c">
            <text:p>Details</text:p>
          </table:table-cell>
          <table:table-cell office:string-value="Default informations group" office:value-type="string" table:number-columns-spanned="2" table:number-rows-spanned="1" table:style-name="a9b2251">
            <text:p>Default informations group</text:p>
          </table:table-cell>
          <table:covered-table-cell/>
        </table:table-row>
        <table:table-row>
          <table:table-cell/>
          <table:covered-table-cell/>
          <table:table-cell office:string-value="Code" office:value-type="string" table:number-rows-spanned="1" table:style-name="ae970cd">
            <text:p>Code</text:p>
          </table:table-cell>
          <table:table-cell office:string-value="orgunit2" office:value-type="string" table:number-rows-spanned="1" table:style-name="ae970cd">
            <text:p>orgunit2</text:p>
          </table:table-cell>
        </table:table-row>
        <table:table-row>
          <table:table-cell/>
          <table:covered-table-cell/>
          <table:table-cell office:string-value="Title" office:value-type="string" table:number-rows-spanned="1" table:style-name="ae970cd">
            <text:p>Title</text:p>
          </table:table-cell>
          <table:table-cell office:string-value="unittitle2" office:value-type="string" table:number-rows-spanned="1" table:style-name="ae970cd">
            <text:p>unittitle2</text:p>
          </table:table-cell>
        </table:table-row>
        <table:table-row>
          <table:table-cell/>
          <table:covered-table-cell/>
          <table:table-cell office:string-value="Central" office:value-type="string" table:number-rows-spanned="1" table:style-name="ae970cd">
            <text:p>Central</text:p>
          </table:table-cell>
          <table:table-cell office:string-value="No" office:value-type="string" table:number-rows-spanned="1" table:style-name="ae970cd">
            <text:p>No</text:p>
          </table:table-cell>
        </table:table-row>
        <table:table-row>
          <table:table-cell/>
          <table:covered-table-cell/>
          <table:table-cell office:string-value="Message" office:value-type="string" table:number-rows-spanned="1" table:style-name="ae970cd">
            <text:p>Message</text:p>
          </table:table-cell>
          <table:table-cell office:string-value="​book mmook" office:value-type="string" table:number-rows-spanned="1" table:style-name="a15a820">
            <text:p>​book mmook</text:p>
          </table:table-cell>
        </table:table-row>
        <table:table-row>
          <table:table-cell/>
          <table:covered-table-cell/>
          <table:table-cell office:string-value="Budget" office:value-type="string" table:number-rows-spanned="1" table:style-name="ae970cd">
            <text:p>Budget</text:p>
          </table:table-cell>
          <table:table-cell office:string-value="0.0 / 0.0" office:value-type="string" table:number-rows-spanned="1" table:style-name="ae970cd">
            <text:p>0.0 / 0.0</text:p>
          </table:table-cell>
        </table:table-row>
        <table:table-row>
          <table:table-cell/>
          <table:covered-table-cell/>
          <table:table-cell office:string-value="Country" office:value-type="string" table:number-rows-spanned="1" table:style-name="ae970cd">
            <text:p>Country</text:p>
          </table:table-cell>
          <table:table-cell office:string-value="Andorra" office:value-type="string" table:number-rows-spanned="1" table:style-name="ae970cd">
            <text:p>Andorra</text:p>
          </table:table-cell>
        </table:table-row>
        <table:table-row>
          <table:table-cell/>
          <table:covered-table-cell/>
          <table:table-cell office:string-value="Manager" office:value-type="string" table:number-rows-spanned="1" table:style-name="ae970cd">
            <text:p>Manager</text:p>
          </table:table-cell>
          <table:table-cell office:string-value="" office:value-type="string" table:number-rows-spanned="1" table:style-name="ae970cd">
            <text:p/>
          </table:table-cell>
        </table:table-row>
        <table:table-row>
          <table:table-cell/>
          <table:covered-table-cell/>
          <table:table-cell office:string-value="distance" office:value-type="string" table:number-rows-spanned="1" table:style-name="ae970cd">
            <text:p>distance</text:p>
          </table:table-cell>
          <table:table-cell office:string-value="" office:value-type="string" table:number-rows-spanned="1" table:style-name="ae970cd">
            <text:p/>
          </table:table-cell>
        </table:table-row>
        <table:table-row>
          <table:table-cell/>
          <table:covered-table-cell/>
          <table:table-cell office:string-value="Organisational unit" office:value-type="string" table:number-rows-spanned="1" table:style-name="ae970cd">
            <text:p>Organisational unit</text:p>
          </table:table-cell>
          <table:table-cell office:string-value="unitCode12 - TestUnit" office:value-type="string" table:number-rows-spanned="1" table:style-name="ae970cd">
            <text:p>unitCode12 - TestUnit</text:p>
          </table:table-cell>
        </table:table-row>
        <table:table-row>
          <table:table-cell/>
          <table:covered-table-cell/>
          <table:table-cell office:string-value="neram" office:value-type="string" table:number-columns-spanned="2" table:number-rows-spanned="1" table:style-name="a290b91">
            <text:p>neram</text:p>
          </table:table-cell>
          <table:covered-table-cell/>
        </table:table-row>
        <table:table-row>
          <table:table-cell/>
          <table:covered-table-cell/>
          <table:table-cell office:string-value="​number of employees" office:value-type="string" table:number-rows-spanned="1" table:style-name="ae970cd">
            <text:p>​number of employees</text:p>
          </table:table-cell>
          <table:table-cell office:string-value="784" office:value-type="string" table:number-rows-spanned="1" table:style-name="ae970cd">
            <text:p>784</text:p>
          </table:table-cell>
        </table:table-row>
        <table:table-row>
          <table:table-cell/>
          <table:covered-table-cell/>
          <table:table-cell office:string-value="​triplets for orgunit" office:value-type="string" table:number-rows-spanned="1" table:style-name="ae970cd">
            <text:p>​triplets for orgunit</text:p>
          </table:table-cell>
          <table:table-cell office:string-value=" - 1 - -Name-1 : -Period-&#10; - 3 - -Name-3 : -Period-&#10; - 2 - -Name-2 : -Period" office:value-type="string" table:number-rows-spanned="1" table:style-name="ae970cd">
            <text:p> - 1 - -Name-1 : -Period-<text:line-break/> - 3 - -Name-3 : -Period-<text:line-break/> - 2 - -Name-2 : -Period</text:p>
          </table:table-cell>
        </table:table-row>
      </table:table>
    </office:spreadsheet>
  </office:body>
</office:document-content>
</file>

<file path=styles.xml><?xml version="1.0" encoding="utf-8"?>
<office:document-styles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dev</dc:creator>
    <dc:date>2012-09-07T13:08:17</dc:date>
    <meta:editing-cycles>1</meta:editing-cycles>
    <meta:editing-duration>PT0.215S</meta:editing-duration>
    <meta:initial-creator>dev</meta:initial-creator>
    <meta:creation-date>2012-09-07T13:08:16</meta:creation-date>
    <dc:language>en</dc:language>
  </office:meta>
</office:document-meta>
</file>